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Time Taken in hours</text:p>
          </table:table-cell>
          <table:table-cell/>
          <table:table-cell office:value-type="string">
            <text:p>Total Time in hours</text:p>
          </table:table-cell>
        </table:table-row>
        <table:table-row table:style-name="ro1">
          <table:table-cell office:value-type="string">
            <text:p>Implementing Transaction Performing in PHP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ed on Generating Tan Numbers in C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UseCases Documentation(Register Login Logout View Account details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UseCases Documentation(PDF Export, Transaction via HTML and via File upload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isc(Fixing Issues and code improvement)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17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bh Nawalgaria</meta:initial-creator>
    <meta:creation-date>2015-11-02T14:35:22.54</meta:creation-date>
    <dc:date>2015-11-02T17:29:30.11</dc:date>
    <dc:creator>Saurabh Nawalgaria</dc:creator>
    <meta:editing-duration>PT8M35S</meta:editing-duration>
    <meta:editing-cycles>3</meta:editing-cycles>
    <meta:generator>OpenOffice/4.1.2$Win32 OpenOffice.org_project/412m3$Build-9782</meta:generator>
    <meta:document-statistic meta:table-count="3" meta:cell-count="14" meta:object-count="0"/>
  </office:meta>
</office:document-meta>
</file>